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rsid="00cc47d6" officeooo:paragraph-rsid="00cc47d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_5f_Réponse_5f_Pointillés_5f_Grisés">
      <style:text-properties officeooo:paragraph-rsid="00c113c6"/>
    </style:style>
    <style:style style:name="P23" style:family="paragraph" style:parent-style-name="_5f_Paragraphe_5f_Réponse_5f_Pointillés_5f_Grisés">
      <style:text-properties officeooo:paragraph-rsid="00c2da95"/>
    </style:style>
    <style:style style:name="P24" style:family="paragraph" style:parent-style-name="_5f_Paragraphe_5f_Réponse_5f_Pointillés_5f_Grisés">
      <style:text-properties officeooo:paragraph-rsid="00c562c0"/>
    </style:style>
    <style:style style:name="P25" style:family="paragraph" style:parent-style-name="_5f_Paragraphe_5f_Réponse_5f_Pointillés_5f_Grisés">
      <style:text-properties officeooo:paragraph-rsid="00c5d2e4"/>
    </style:style>
    <style:style style:name="P26" style:family="paragraph" style:parent-style-name="Footer">
      <style:text-properties officeooo:rsid="00178920" officeooo:paragraph-rsid="00178920"/>
    </style:style>
    <style:style style:name="P27" style:family="paragraph" style:parent-style-name="Footer">
      <style:text-properties fo:text-transform="uppercase" fo:color="#808080" loext:opacity="100%" style:font-name="Bitstream Vera Sans6" fo:font-size="9pt" officeooo:rsid="00cdbf01" officeooo:paragraph-rsid="00cdbf01" fo:background-color="transparent"/>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5097e4" officeooo:paragraph-rsid="005097e4"/>
    </style:style>
    <style:style style:name="P34" style:family="paragraph" style:parent-style-name="_5f_Header_20_G_20_page_20_paire_20__28_G_29_">
      <style:text-properties officeooo:paragraph-rsid="0334a5be"/>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_5f_Réponse_5f_Pointillés_5f_Grisés" style:list-style-name="_5f_Numérotation_20_des_20_exercices">
      <style:text-properties officeooo:paragraph-rsid="00c37ff2"/>
    </style:style>
    <style:style style:name="P38" style:family="paragraph" style:parent-style-name="_5f_Paragraphe_5f_Réponse_5f_Pointillés_5f_Grisés" style:list-style-name="_5f_Numérotation_20_des_20_exercices">
      <style:text-properties officeooo:paragraph-rsid="00c562c0"/>
    </style:style>
    <style:style style:name="P39" style:family="paragraph" style:parent-style-name="_5f_Paragraphe_5f_avec_5f_Num_5f_Question" style:list-style-name="_5f_Numérotation_20_des_20_exercices"/>
    <style:style style:name="P40" style:family="paragraph" style:parent-style-name="_5f_Paragraphe_5f_avec_5f_Num_5f_Question" style:list-style-name="_5f_Numérotation_20_des_20_exercices">
      <style:text-properties officeooo:paragraph-rsid="00c37ff2"/>
    </style:style>
    <style:style style:name="P41" style:family="paragraph" style:parent-style-name="_5f_Paragraphe_5f_avec_5f_Num_5f_Question" style:list-style-name="_5f_Numérotation_20_des_20_exercices">
      <style:text-properties officeooo:paragraph-rsid="00c2da95"/>
    </style:style>
    <style:style style:name="P42" style:family="paragraph" style:parent-style-name="_5f_Paragraphe_5f_avec_5f_Num_5f_Question" style:list-style-name="_5f_Numérotation_20_des_20_exercices">
      <style:text-properties officeooo:paragraph-rsid="00bc33f4"/>
    </style:style>
    <style:style style:name="P43" style:family="paragraph" style:parent-style-name="_5f_Paragraphe_5f_avec_5f_Num_5f_Question" style:list-style-name="_5f_Numérotation_20_des_20_exercices">
      <style:paragraph-properties fo:margin-top="0.099cm" fo:margin-bottom="0.099cm" style:contextual-spacing="false"/>
      <style:text-properties officeooo:paragraph-rsid="00c562c0"/>
    </style:style>
    <style:style style:name="P44" style:family="paragraph" style:parent-style-name="_5f_Paragraphe_5f_avec_5f_Num_5f_Question" style:list-style-name="_5f_Numérotation_20_des_20_exercices">
      <style:text-properties officeooo:paragraph-rsid="00b9cdc0"/>
    </style:style>
    <style:style style:name="P45" style:family="paragraph" style:parent-style-name="_5f_Premier_5f_Titre_5f_Exercices_5f_avec_5f_Num_5f_Exo_5f_sans_5f_Titre" style:list-style-name="_5f_Numérotation_20_des_20_exercices"/>
    <style:style style:name="P46"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7" style:family="paragraph" style:parent-style-name="_5f_Titre_5f_Exercices_5f_avec_5f_Titre" style:list-style-name="_5f_Numérotation_20_des_20_exercices"/>
    <style:style style:name="P48" style:family="paragraph" style:parent-style-name="_5f_Titre_5f_Exercices_5f_sans_5f_Titre" style:list-style-name="_5f_Numérotation_20_des_20_exercices"/>
    <style:style style:name="P49" style:family="paragraph" style:parent-style-name="_5f_Titre_5f_Exercices_5f_sans_5f_Titre" style:list-style-name="_5f_Numérotation_20_des_20_exercices">
      <style:text-properties officeooo:paragraph-rsid="00bc33f4"/>
    </style:style>
    <style:style style:name="P50" style:family="paragraph">
      <style:paragraph-properties fo:text-align="center"/>
    </style:style>
    <style:style style:name="P5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2" style:family="paragraph">
      <loext:graphic-properties draw:fill="solid" draw:fill-color="#d7e12c"/>
    </style:style>
    <style:style style:name="P53" style:family="paragraph">
      <loext:graphic-properties draw:fill="solid" draw:fill-color="#1ca2b8"/>
    </style:style>
    <style:style style:name="P54" style:family="paragraph">
      <loext:graphic-properties draw:fill="solid" draw:fill-color="#9d0f89"/>
    </style:style>
    <style:style style:name="P55" style:family="paragraph">
      <loext:graphic-properties draw:fill="solid" draw:fill-color="#7fb241"/>
    </style:style>
    <style:style style:name="P5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bc33f4" style:font-weight-asian="normal" style:font-weight-complex="normal"/>
    </style:style>
    <style:style style:name="T30" style:family="text">
      <style:text-properties fo:font-weight="normal" officeooo:rsid="00c113c6" style:font-weight-asian="normal" style:font-weight-complex="normal"/>
    </style:style>
    <style:style style:name="T31" style:family="text">
      <style:text-properties fo:font-weight="normal" officeooo:rsid="00c2da95" style:font-weight-asian="normal" style:font-weight-complex="normal"/>
    </style:style>
    <style:style style:name="T32" style:family="text">
      <style:text-properties fo:font-weight="normal" officeooo:rsid="00d5d0a0" style:font-weight-asian="normal" style:font-weight-complex="normal"/>
    </style:style>
    <style:style style:name="T33" style:family="text">
      <style:text-properties fo:font-weight="normal" officeooo:rsid="00c79c92" style:font-weight-asian="normal" style:font-weight-complex="normal"/>
    </style:style>
    <style:style style:name="T34" style:family="text">
      <style:text-properties fo:font-weight="normal" officeooo:rsid="00cdbf01" style:font-weight-asian="normal" style:font-weight-complex="normal"/>
    </style:style>
    <style:style style:name="T35" style:family="text">
      <style:text-properties style:use-window-font-color="true" loext:opacity="0%" style:font-name="Bitstream Vera Sans6" fo:font-size="10pt" fo:font-style="normal" fo:font-weight="normal" officeooo:rsid="00b9cdc0" style:font-weight-asian="normal" style:font-weight-complex="normal"/>
    </style:style>
    <style:style style:name="T36" style:family="text">
      <style:text-properties style:use-window-font-color="true" loext:opacity="0%" fo:font-weight="normal" style:font-weight-asian="normal" style:font-weight-complex="normal"/>
    </style:style>
    <style:style style:name="T37" style:family="text">
      <style:text-properties style:use-window-font-color="true" loext:opacity="0%" fo:font-weight="normal" officeooo:rsid="00bab181" style:font-weight-asian="normal" style:font-weight-complex="normal"/>
    </style:style>
    <style:style style:name="T38" style:family="text">
      <style:text-properties style:use-window-font-color="true" loext:opacity="0%" fo:font-weight="normal" officeooo:rsid="00d5d0a0" fo:background-color="transparent" loext:char-shading-value="0" style:font-weight-asian="normal" style:font-weight-complex="normal"/>
    </style:style>
    <style:style style:name="T39" style:family="text">
      <style:text-properties style:use-window-font-color="true" loext:opacity="0%" fo:font-weight="normal" officeooo:rsid="00c2da95" fo:background-color="transparent" loext:char-shading-value="0" style:font-weight-asian="normal" style:font-weight-complex="normal"/>
    </style:style>
    <style:style style:name="T40" style:family="text">
      <style:text-properties style:use-window-font-color="true" loext:opacity="0%" fo:font-weight="normal" officeooo:rsid="00d7a25d" fo:background-color="transparent" loext:char-shading-value="0" style:font-weight-asian="normal" style:font-weight-complex="normal"/>
    </style:style>
    <style:style style:name="T41" style:family="text">
      <style:text-properties style:use-window-font-color="true" loext:opacity="0%" fo:font-weight="normal" officeooo:rsid="00cdbf01" fo:background-color="transparent" loext:char-shading-value="0" style:font-weight-asian="normal" style:font-weight-complex="normal"/>
    </style:style>
    <style:style style:name="T42" style:family="text">
      <style:text-properties fo:color="#cccccc" loext:opacity="100%" fo:font-weight="normal" style:font-weight-asian="normal" style:font-weight-complex="normal"/>
    </style:style>
    <style:style style:name="T43" style:family="text">
      <style:text-properties officeooo:rsid="00cdbf01"/>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6" text:outline-level="1"><text:span text:style-name="_5f_Caractères_5f_gras"><text:span text:style-name="T33">T</text:span></text:span><text:span text:style-name="_5f_Caractères_5f_gras"><text:span text:style-name="T28">im possède 240 timbres. Les timbres étrangers et français sont dans le ratio 3:5.</text:span></text:span></text:h>
        </text:list-item>
      </text:list>
      <text:h text:style-name="_5f_Paragraphe" text:outline-level="1"><text:span text:style-name="_5f_Caractères_5f_gras"><text:span text:style-name="T28">Est-il vrai que Tim possède 90 timbres français ? Justifie ta réponse.</text:span></text:span></text:h>
      <text:p text:style-name="_5f_Paragraphe_5f_Réponse_5f_Pointillés_5f_Grisés"><text:span text:style-name="_5f_pointillés_20_gris"><text:tab/><text:line-break/><text:tab/></text:span></text:p>
      <text:list text:continue-numbering="true" text:style-name="_5f_Numérotation_20_des_20_exercices">
        <text:list-item>
          <text:h text:style-name="P48" text:outline-level="1"><text:span text:style-name="_5f_Caractères_5f_gras"><text:span text:style-name="T28">Dans la bibliothèque de Lise, il y a 14 BD, 9 romans et 7 mangas.</text:span></text:span></text:h>
        </text:list-item>
      </text:list>
      <text:h text:style-name="_5f_Paragraphe" text:outline-level="1"><text:span text:style-name="_5f_Caractères_5f_gras"><text:span text:style-name="T28">Dans quel ratio sont les BD, les romans et les mangas ?</text:span></text:span></text:h>
      <text:p text:style-name="_5f_Paragraphe_5f_Réponse_5f_Pointillés_5f_Grisés"><text:span text:style-name="_5f_pointillés_20_gris"><text:tab/></text:span></text:p>
      <text:list text:continue-numbering="true" text:style-name="_5f_Numérotation_20_des_20_exercices">
        <text:list-item>
          <text:h text:style-name="P48" text:outline-level="1"><text:span text:style-name="_5f_Caractères_5f_gras"><text:span text:style-name="T28">Pour préparer une vinaigrette avec </text:span></text:span><text:span text:style-name="_5f_Caractères_5f_gras"><text:span text:style-name="T31">de</text:span></text:span><text:span text:style-name="_5f_Caractères_5f_gras"><text:span text:style-name="T28"> l'huile et </text:span></text:span><text:span text:style-name="_5f_Caractères_5f_gras"><text:span text:style-name="T31">du</text:span></text:span><text:span text:style-name="_5f_Caractères_5f_gras"><text:span text:style-name="T28"> vinaigre </text:span></text:span><text:span text:style-name="_5f_Caractères_5f_gras"><text:span text:style-name="T31">en respectant</text:span></text:span><text:span text:style-name="_5f_Caractères_5f_gras"><text:span text:style-name="T28"> un ratio </text:span></text:span><text:span text:style-name="_5f_Caractères_5f_gras"><text:span text:style-name="T31">de</text:span></text:span><text:span text:style-name="_5f_Caractères_5f_gras"><text:span text:style-name="T28"> 5:2, Léo a utilisé 15</text:span></text:span><text:span text:style-name="_5f_Caractères_5f_gras"><text:span text:style-name="T35"> </text:span></text:span><text:span text:style-name="_5f_Caractères_5f_gras"><text:span text:style-name="T28">cL d'huile. </text:span></text:span></text:h>
          <text:list>
            <text:list-item>
              <text:p text:style-name="P40"><text:span text:style-name="_5f_Caractères_5f_gras"><text:span text:style-name="T36">Quelle quantité de vinaigre doit-il mettre ?</text:span></text:span></text:p>
              <text:p text:style-name="P37"><text:span text:style-name="_5f_pointillés_20_gris"><text:span text:style-name="T28"><text:tab/><text:line-break/><text:tab/><text:line-break/><text:tab/></text:span></text:span></text:p>
            </text:list-item>
            <text:list-item>
              <text:p text:style-name="P40"><text:span text:style-name="_5f_Caractères_5f_gras"><text:span text:style-name="T36">Quelle est alors la quantité de vinaigrette obtenue ? <text:s/></text:span></text:span></text:p>
            </text:list-item>
          </text:list>
        </text:list-item>
      </text:list>
      <text:p text:style-name="_5f_Paragraphe_5f_Réponse_5f_Pointillés_5f_Grisés"><text:span text:style-name="_5f_Caractères_5f_gras"><text:span text:style-name="T28"><text:tab/><text:line-break/><text:tab/><text:line-break/><text:tab/></text:span></text:span></text:p>
      <text:list text:continue-numbering="true" text:style-name="_5f_Numérotation_20_des_20_exercices">
        <text:list-item>
          <text:h text:style-name="P48" text:outline-level="1"><text:span text:style-name="_5f_Caractères_5f_gras"><text:span text:style-name="T28">Simplifie les ratios suivants : </text:span></text:span></text:h>
        </text:list-item>
      </text:list>
      <text:section text:style-name="Sect1" text:name="Section1">
        <text:list text:continue-numbering="true" text:style-name="_5f_Numérotation_20_des_20_exercices">
          <text:list-item>
            <text:list>
              <text:list-item>
                <text:p text:style-name="P41"><text:span text:style-name="_5f_Caractères_5f_gras"><text:span text:style-name="T28">70:20</text:span></text:span><text:span text:style-name="_5f_Caractères_5f_gras"><text:span text:style-name="T31"> = </text:span></text:span><text:span text:style-name="_5f_Caractères_5f_gras"><text:span text:style-name="T42">…….......</text:span></text:span></text:p>
              </text:list-item>
              <text:list-item>
                <text:p text:style-name="P41"><text:span text:style-name="_5f_Caractères_5f_gras"><text:span text:style-name="T28">9:27</text:span></text:span><text:span text:style-name="_5f_Caractères_5f_gras"><text:span text:style-name="T31"> = </text:span></text:span><text:span text:style-name="_5f_Caractères_5f_gras"><text:span text:style-name="T42">…….......</text:span></text:span></text:p>
              </text:list-item>
              <text:list-item>
                <text:p text:style-name="P41"><text:span text:style-name="_5f_Caractères_5f_gras"><text:span text:style-name="T28">52:13</text:span></text:span><text:span text:style-name="_5f_Caractères_5f_gras"><text:span text:style-name="T31"> = </text:span></text:span><text:span text:style-name="_5f_Caractères_5f_gras"><text:span text:style-name="T42">…….......</text:span></text:span></text:p>
              </text:list-item>
              <text:list-item>
                <text:p text:style-name="P41"><text:span text:style-name="_5f_Caractères_5f_gras"><text:span text:style-name="T28">50:10:20</text:span></text:span><text:span text:style-name="_5f_Caractères_5f_gras"><text:span text:style-name="T31"> = </text:span></text:span><text:span text:style-name="_5f_Caractères_5f_gras"><text:span text:style-name="T42">…….......</text:span></text:span></text:p>
              </text:list-item>
            </text:list>
          </text:list-item>
        </text:list>
      </text:section>
      <text:list text:continue-numbering="true" text:style-name="_5f_Numérotation_20_des_20_exercices">
        <text:list-item>
          <text:h text:style-name="P47" text:outline-level="1"><text:span text:style-name="_5f_Caractères_5f_gras">Jeux de lettres</text:span></text:h>
          <text:list>
            <text:list-item>
              <text:p text:style-name="P42"><text:span text:style-name="_5f_Caractères_5f_gras"><text:span text:style-name="T37">En j</text:span></text:span><text:span text:style-name="_5f_Caractères_5f_gras"><text:span text:style-name="T36">ustifi</text:span></text:span><text:span text:style-name="_5f_Caractères_5f_gras"><text:span text:style-name="T37">ant</text:span></text:span><text:span text:style-name="_5f_Caractères_5f_gras"><text:span text:style-name="T36"> ta réponse, </text:span></text:span><text:span text:style-name="_5f_Caractères_5f_gras"><text:span text:style-name="T37">dis si l</text:span></text:span><text:span text:style-name="_5f_Caractères_5f_gras"><text:span text:style-name="T28">es nombres de lettres dans les mots SESAMATH et PROPORTIONNALITÉ sont dans </text:span></text:span><text:span text:style-name="_5f_Caractères_5f_gras"><text:span text:style-name="T31">un</text:span></text:span><text:span text:style-name="_5f_Caractères_5f_gras"><text:span text:style-name="T28"> ratio </text:span></text:span><text:span text:style-name="_5f_Caractères_5f_gras"><text:span text:style-name="T31">de</text:span></text:span><text:span text:style-name="_5f_Caractères_5f_gras"><text:span text:style-name="T28"> 1:2.</text:span></text:span></text:p>
            </text:list-item>
          </text:list>
        </text:list-item>
      </text:list>
      <text:p text:style-name="_5f_Paragraphe_5f_Réponse_5f_Pointillés_5f_Grisés"><text:span text:style-name="_5f_pointillés_20_gris"><text:tab/><text:line-break/><text:tab/><text:line-break/><text:tab/></text:span></text:p>
      <text:list text:continue-numbering="true" text:style-name="_5f_Numérotation_20_des_20_exercices">
        <text:list-item>
          <text:list>
            <text:list-item>
              <text:p text:style-name="P42"><text:span text:style-name="_5f_Caractères_5f_gras"><text:span text:style-name="T37">En j</text:span></text:span><text:span text:style-name="_5f_Caractères_5f_gras"><text:span text:style-name="T36">ustifi</text:span></text:span><text:span text:style-name="_5f_Caractères_5f_gras"><text:span text:style-name="T37">ant</text:span></text:span><text:span text:style-name="_5f_Caractères_5f_gras"><text:span text:style-name="T36"> ta réponse, </text:span></text:span><text:span text:style-name="_5f_Caractères_5f_gras"><text:span text:style-name="T37">dis si l</text:span></text:span><text:span text:style-name="_5f_Caractères_5f_gras"><text:span text:style-name="T28">es nombres de consonnes et de voyelles dans le mot PROPORTIONNALITÉ sont dans le ratio 9:16. </text:span></text:span></text:p>
            </text:list-item>
          </text:list>
        </text:list-item>
      </text:list>
      <text:p text:style-name="_5f_Paragraphe_5f_Réponse_5f_Pointillés_5f_Grisés"><text:span text:style-name="_5f_pointillés_20_gris"><text:tab/><text:line-break/><text:tab/></text:span></text:p>
      <text:list text:continue-numbering="true" text:style-name="_5f_Numérotation_20_des_20_exercices">
        <text:list-item>
          <text:h text:style-name="P49" text:outline-level="1"><text:span text:style-name="_5f_Caractères_5f_gras"><text:span text:style-name="T37">En justifiant ta réponse, détermine le</text:span></text:span><text:span text:style-name="_5f_Caractères_5f_gras"><text:span text:style-name="T36"> nombre </text:span></text:span><text:span text:style-name="_5f_Caractères_5f_gras"><text:span text:style-name="T37">dont le ratio avec 63 est </text:span></text:span><text:span text:style-name="_5f_Caractères_5f_gras"><text:span text:style-name="T36">2:3.</text:span></text:span></text:h>
        </text:list-item>
      </text:list>
      <text:p text:style-name="P23"><text:span text:style-name="_5f_pointillés_20_gris"><text:tab/><text:tab/></text:span></text:p>
      <text:list text:continue-numbering="true" text:style-name="_5f_Numérotation_20_des_20_exercices">
        <text:list-item>
          <text:h text:style-name="P45" text:outline-level="1"><text:span text:style-name="_5f_Caractères_5f_gras"><text:span text:style-name="T31">A sa création, </text:span></text:span><text:span text:style-name="_5f_Caractères_5f_gras"><text:span text:style-name="T28">Amine et </text:span></text:span><text:span text:style-name="_5f_Caractères_5f_gras"><text:span text:style-name="T34">Chloé</text:span></text:span><text:span text:style-name="_5f_Caractères_5f_gras"><text:span text:style-name="T28"> ont investi dans leur entreprise,</text:span></text:span><text:span text:style-name="_5f_Caractères_5f_gras"><text:span text:style-name="T36"> </text:span></text:span><text:span text:style-name="_5f_Caractères_5f_gras"><text:span text:style-name="T28">respectivement 6</text:span></text:span><text:span text:style-name="_5f_Caractères_5f_gras"><text:span text:style-name="T35"> </text:span></text:span><text:span text:style-name="_5f_Caractères_5f_gras"><text:span text:style-name="T28">000</text:span></text:span><text:span text:style-name="_5f_Caractères_5f_gras"><text:span text:style-name="T35"> </text:span></text:span><text:span text:style-name="_5f_Caractères_5f_gras"><text:span text:style-name="T28">€ et 10</text:span></text:span><text:span text:style-name="_5f_Caractères_5f_gras"><text:span text:style-name="T35"> </text:span></text:span><text:span text:style-name="_5f_Caractères_5f_gras"><text:span text:style-name="T28">000</text:span></text:span><text:span text:style-name="_5f_Caractères_5f_gras"><text:span text:style-name="T35"> </text:span></text:span><text:span text:style-name="_5f_Caractères_5f_gras"><text:span text:style-name="T28">€. </text:span></text:span><text:span text:style-name="_5f_Caractères_5f_gras"><text:span text:style-name="T31">Celle-ci</text:span></text:span><text:span text:style-name="_5f_Caractères_5f_gras"><text:span text:style-name="T28"> a pris de la valeur et vaut maintenant 220</text:span></text:span><text:span text:style-name="_5f_Caractères_5f_gras"><text:span text:style-name="T35"> </text:span></text:span><text:span text:style-name="_5f_Caractères_5f_gras"><text:span text:style-name="T28">000</text:span></text:span><text:span text:style-name="_5f_Caractères_5f_gras"><text:span text:style-name="T35"> </text:span></text:span><text:span text:style-name="_5f_Caractères_5f_gras"><text:span text:style-name="T28">€.<text:line-break/>Les deux amis souhaitent vendre leur société et réaliser un partage proportionnel à leurs mises. </text:span></text:span></text:h>
          <text:list>
            <text:list-item>
              <text:p text:style-name="P43"><text:span text:style-name="_5f_Caractères_5f_gras"><text:span text:style-name="T38">Quel est le ratio qui correspond à </text:span></text:span><text:span text:style-name="_5f_Caractères_5f_gras"><text:span text:style-name="T39">l’</text:span></text:span><text:span text:style-name="_5f_Caractères_5f_gras"><text:span text:style-name="T38">investissement </text:span></text:span><text:span text:style-name="_5f_Caractères_5f_gras"><text:span text:style-name="T40">de Amine et </text:span></text:span><text:span text:style-name="_5f_Caractères_5f_gras"><text:span text:style-name="T41">Chloé</text:span></text:span><text:span text:style-name="_5f_Caractères_5f_gras"><text:span text:style-name="T39"> </text:span></text:span><text:span text:style-name="_5f_Caractères_5f_gras"><text:span text:style-name="T38">?</text:span></text:span></text:p>
            </text:list-item>
          </text:list>
          <text:p text:style-name="P38"><text:span text:style-name="_5f_pointillés_20_gris"><text:span text:style-name="T32"><text:tab/></text:span></text:span><text:span text:style-name="_5f_pointillés_20_gris"><text:span text:style-name="T34"><text:tab/></text:span></text:span><text:span text:style-name="_5f_pointillés_20_gris"><text:span text:style-name="T32"><text:line-break/><text:tab/><text:tab/></text:span></text:span></text:p>
          <text:list text:continue-numbering="true">
            <text:list-item>
              <text:p text:style-name="P43"><text:span text:style-name="_5f_Caractères_5f_gras"><text:span text:style-name="T38">Combien chacun va-t-il obtenir ? <text:s/></text:span></text:span></text:p>
            </text:list-item>
          </text:list>
        </text:list-item>
      </text:list>
      <text:p text:style-name="_5f_Paragraphe_5f_Réponse_5f_Pointillés_5f_Grisés"><text:span text:style-name="_5f_Caractères_5f_gras"><text:tab/></text:span><text:span text:style-name="_5f_Caractères_5f_gras"><text:span text:style-name="T43"><text:tab/></text:span></text:span><text:span text:style-name="_5f_Caractères_5f_gras"><text:line-break/><text:tab/><text:tab/></text:span></text:p>
      <text:list text:continue-numbering="true" text:style-name="_5f_Numérotation_20_des_20_exercices">
        <text:list-item>
          <text:h text:style-name="P45" text:outline-level="1"><text:span text:style-name="_5f_Caractères_5f_gras"><text:span text:style-name="T28">Loubna dispose de 180 billes. 130 sont rouges et les autres sont bleues.<text:line-break/>Dans quel ratio sont les billes rouges et les billes bleues ?</text:span></text:span></text:h>
        </text:list-item>
      </text:list>
      <text:p text:style-name="P24"><text:span text:style-name="_5f_Caractères_5f_gras"><text:span text:style-name="T28"><text:tab/><text:tab/><text:line-break/></text:span></text:span><text:span text:style-name="_5f_pointillés_20_gris"><text:tab/></text:span></text:p>
      <text:list text:continue-numbering="true" text:style-name="_5f_Numérotation_20_des_20_exercices">
        <text:list-item>
          <text:h text:style-name="P45" text:outline-level="1"><text:span text:style-name="_5f_Caractères_5f_gras"><text:span text:style-name="T28">L</text:span></text:span><text:span text:style-name="_5f_Caractères_5f_gras"><text:span text:style-name="T30">e bronze blanc est un alliage de trois métaux Zinc – Étain – Cuivre </text:span></text:span><text:span text:style-name="_5f_Caractères_5f_gras"><text:span text:style-name="T31">dans</text:span></text:span><text:span text:style-name="_5f_Caractères_5f_gras"><text:span text:style-name="T30"> un ratio </text:span></text:span><text:span text:style-name="_5f_Caractères_5f_gras"><text:span text:style-name="T31">de</text:span></text:span><text:span text:style-name="_5f_Caractères_5f_gras"><text:span text:style-name="T30"> 1:5:14.<text:line-break/></text:span></text:span><text:span text:style-name="_5f_Caractères_5f_gras"><text:span text:style-name="T28">Dans </text:span></text:span><text:span text:style-name="_5f_Caractères_5f_gras"><text:span text:style-name="T30">un échantillon de cet alliage de masse 1 kg, détermine la masse de chaque métal.</text:span></text:span></text:h>
        </text:list-item>
      </text:list>
      <text:p text:style-name="P22"><text:span text:style-name="_5f_pointillés_20_gris"><text:tab/><text:tab/><text:line-break/><text:tab/></text:span></text:p>
      <text:list text:continue-numbering="true" text:style-name="_5f_Numérotation_20_des_20_exercices">
        <text:list-item>
          <text:h text:style-name="P48" text:outline-level="1"><text:span text:style-name="_5f_Caractères_5f_gras"><text:span text:style-name="T28">Pour confectionner un gâteau au chocolat pour 2 personnes, Bill utilise les ingrédients suivants : 65</text:span></text:span><text:span text:style-name="_5f_Caractères_5f_gras"><text:span text:style-name="T35"> </text:span></text:span><text:span text:style-name="_5f_Caractères_5f_gras"><text:span text:style-name="T28">g de sucre</text:span></text:span><text:span text:style-name="_5f_Caractères_5f_gras"><text:span text:style-name="T29"> </text:span></text:span><text:span text:style-name="_5f_Caractères_5f_gras"><text:span text:style-name="T28">; 2 œufs</text:span></text:span><text:span text:style-name="_5f_Caractères_5f_gras"><text:span text:style-name="T29"> </text:span></text:span><text:span text:style-name="_5f_Caractères_5f_gras"><text:span text:style-name="T28">; 75</text:span></text:span><text:span text:style-name="_5f_Caractères_5f_gras"><text:span text:style-name="T35"> </text:span></text:span><text:span text:style-name="_5f_Caractères_5f_gras"><text:span text:style-name="T28">g de beurre</text:span></text:span><text:span text:style-name="_5f_Caractères_5f_gras"><text:span text:style-name="T29"> </text:span></text:span><text:span text:style-name="_5f_Caractères_5f_gras"><text:span text:style-name="T28">; 30</text:span></text:span><text:span text:style-name="_5f_Caractères_5f_gras"><text:span text:style-name="T35"> </text:span></text:span><text:span text:style-name="_5f_Caractères_5f_gras"><text:span text:style-name="T28">g de farine</text:span></text:span><text:span text:style-name="_5f_Caractères_5f_gras"><text:span text:style-name="T29"> </text:span></text:span><text:span text:style-name="_5f_Caractères_5f_gras"><text:span text:style-name="T28">; 100</text:span></text:span><text:span text:style-name="_5f_Caractères_5f_gras"><text:span text:style-name="T35"> </text:span></text:span><text:span text:style-name="_5f_Caractères_5f_gras"><text:span text:style-name="T28">g de chocolat </text:span></text:span></text:h>
          <text:list>
            <text:list-item>
              <text:p text:style-name="P39"><text:span text:style-name="_5f_Caractères_5f_gras"><text:span text:style-name="T28">Quel est le ratio </text:span></text:span><text:span text:style-name="_5f_Caractères_5f_gras"><text:span text:style-name="T31">correspondant à la </text:span></text:span><text:span text:style-name="_5f_Caractères_5f_gras"><text:span text:style-name="T28">masse de beurre </text:span></text:span><text:span text:style-name="_5f_Caractères_5f_gras"><text:span text:style-name="T31">et celle du</text:span></text:span><text:span text:style-name="_5f_Caractères_5f_gras"><text:span text:style-name="T28"> chocolat</text:span></text:span><text:span text:style-name="_5f_Caractères_5f_gras"><text:span text:style-name="T31"> </text:span></text:span><text:span text:style-name="_5f_Caractères_5f_gras"><text:span text:style-name="T28">? </text:span></text:span><text:span text:style-name="_5f_Caractères_5f_gras"><text:span text:style-name="T31">Réduis l’écriture de ce ratio.</text:span></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4"><text:span text:style-name="_5f_Caractères_5f_gras"><text:span text:style-name="T28">Calcule la quantité de farine et la quantité de beurre nécessaires pour 250</text:span></text:span><text:span text:style-name="_5f_Caractères_5f_gras"><text:span text:style-name="T35"> </text:span></text:span><text:span text:style-name="_5f_Caractères_5f_gras"><text:span text:style-name="T28">g de chocolat noir suivant la recette ci-dessus. </text:span></text:span></text:p>
            </text:list-item>
          </text:list>
        </text:list-item>
      </text:list>
      <text:p text:style-name="P25"><text:span text:style-name="_5f_Caractères"><text:tab/></text:span><text:span text:style-name="_5f_Caractères_5f_gras"><text:span text:style-name="T28"><text:tab/><text:line-break/><text:tab/><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number-style style:name="N117">
      <number:number number:decimal-places="1" number:min-decimal-places="1" number:min-integer-digits="1"/>
    </number:number-style>
    <number:percentage-style style:name="N118">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c47d6" officeooo:paragraph-rsid="00cc47d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dbf01" officeooo:paragraph-rsid="00cdbf01"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cdbf01"/>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4" svg:x1="16.704cm" svg:y1="0.36cm" svg:x2="20.496cm" svg:y2="0.36cm"><text:p/></draw:line><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6</text:span></text:p></draw:text-box></draw:frame><draw:polyline text:anchor-type="paragraph" draw:z-index="58" draw:name="Shape3_5" draw:style-name="Mgr10" draw:text-style-name="MP4" svg:width="2147483.646cm" svg:height="2147483.645cm" draw:transform="skewX (-1.08420217400012E-019) rotate (-0.000872664625997355) translate (1228253.26874162cm -1644371.8957341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atio<text:span text:style-name="MT20">s</text:span></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59"><draw:text-box fo:min-height="0.499cm" fo:min-width="1.706cm"><draw:frame draw:style-name="Mfr2" draw:name="Frame2" text:anchor-type="frame" svg:x="0.45cm" svg:y="0.079cm" svg:width="0.817cm" draw:z-index="60"><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4"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0"><draw:line text:anchor-type="paragraph" draw:z-index="48" draw:name="Shape3_15" draw:style-name="Mgr13" draw:text-style-name="MP4"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4">C</text:span>ONVERSION D’unité : <text:span text:style-name="MT25">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3"><draw:line text:anchor-type="paragraph" draw:z-index="37" draw:name="Shape3_14" draw:style-name="Mgr13" draw:text-style-name="MP4"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6">Conversions d’unités</text:span><text:span text:style-name="MT27"> : </text:span><text:span text:style-name="MT28">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6T10:02:27.216799294</meta:creation-date>
    <meta:editing-duration>PT1H26M53S</meta:editing-duration>
    <meta:editing-cycles>27</meta:editing-cycles>
    <meta:generator>LibreOffice/7.6.1.2$Linux_X86_64 LibreOffice_project/f5defcebd022c5bc36bbb79be232cb6926d8f674</meta:generator>
    <dc:date>2024-06-25T07:30:08.707140055</dc:date>
    <meta:document-statistic meta:table-count="0" meta:image-count="0" meta:object-count="0" meta:page-count="1" meta:paragraph-count="98" meta:word-count="579" meta:character-count="3311" meta:non-whitespace-character-count="2761"/>
    <meta:template xlink:type="simple" xlink:actuate="onRequest" xlink:title="Modele_Cahier" xlink:href="../../../../../../../../.config/libreoffice/4/user/template/Modele_Cahier.ott" meta:date="2023-11-11T20:49:47.573760932"/>
  </office:meta>
</office:document-meta>
</file>